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Helvetica, Georgia, sans-serif"/>
    <style:font-face style:name="Libre Baskerville" svg:font-family="'Libre Baskerville', serif"/>
    <style:font-face style:name="arial" svg:font-family="arial, helvetica, sans-serif"/>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officeooo:rsid="000cf119" officeooo:paragraph-rsid="000cf119"/>
    </style:style>
    <style:style style:name="P2" style:family="paragraph" style:parent-style-name="Standard">
      <style:paragraph-properties fo:text-align="justify" style:justify-single-word="false"/>
      <style:text-properties style:font-name="Times New Roman" officeooo:rsid="000faf97" officeooo:paragraph-rsid="000faf97"/>
    </style:style>
    <style:style style:name="P3" style:family="paragraph" style:parent-style-name="Standard">
      <style:paragraph-properties fo:text-align="center" style:justify-single-word="false"/>
      <style:text-properties style:font-name="Times New Roman" fo:font-size="14pt" fo:font-weight="bold" officeooo:rsid="000faf97" officeooo:paragraph-rsid="000faf9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color="#000000" style:font-name="Times New Roman" fo:font-size="12pt" officeooo:rsid="000faf97" officeooo:paragraph-rsid="000faf97" style:font-size-asian="12pt" style:font-size-complex="12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0faf97"/>
    </style:style>
    <style:style style:name="P7" style:family="paragraph" style:parent-style-name="Standard" style:list-style-name="L1">
      <style:paragraph-properties fo:text-align="justify" style:justify-single-word="false"/>
      <style:text-properties officeooo:paragraph-rsid="001024ba"/>
    </style:style>
    <style:style style:name="P8" style:family="paragraph" style:parent-style-name="Standard" style:list-style-name="L1">
      <style:paragraph-properties fo:text-align="justify" style:justify-single-word="false"/>
      <style:text-properties officeooo:paragraph-rsid="00111a94"/>
    </style:style>
    <style:style style:name="P9" style:family="paragraph" style:parent-style-name="Standard" style:list-style-name="L2">
      <style:paragraph-properties fo:text-align="justify" style:justify-single-word="false"/>
    </style:style>
    <style:style style:name="P10" style:family="paragraph" style:parent-style-name="Standard" style:list-style-name="L1">
      <style:paragraph-properties fo:text-align="justify" style:justify-single-word="false"/>
      <style:text-properties fo:font-variant="normal" fo:text-transform="none" fo:color="#000000" style:font-name="Times New Roman" fo:font-size="12pt" fo:letter-spacing="normal" fo:font-style="normal" fo:font-weight="normal" officeooo:paragraph-rsid="0011da1e" style:font-size-asian="12pt" style:font-size-complex="12pt"/>
    </style:style>
    <style:style style:name="P11" style:family="paragraph" style:parent-style-name="Standard" style:list-style-name="L1">
      <style:paragraph-properties fo:text-align="justify" style:justify-single-word="false"/>
      <style:text-properties fo:font-variant="normal" fo:text-transform="none" fo:color="#000000" style:font-name="Times New Roman" fo:font-size="12pt" fo:letter-spacing="normal" fo:font-style="normal" fo:font-weight="normal" officeooo:paragraph-rsid="00111a94" style:font-size-asian="12pt" style:font-size-complex="12pt" loext:padding="0cm" loext:border="none"/>
    </style:style>
    <style:style style:name="P12" style:family="paragraph" style:parent-style-name="Standard" style:list-style-name="L2">
      <style:paragraph-properties fo:text-align="justify" style:justify-single-word="false"/>
      <style:text-properties fo:font-variant="normal" fo:text-transform="none" fo:color="#000000" style:font-name="Times New Roman" fo:font-size="12pt" fo:letter-spacing="normal" fo:font-style="normal" fo:font-weight="normal" officeooo:rsid="007aa36a" officeooo:paragraph-rsid="001968e1" style:font-size-asian="12pt" style:font-size-complex="12pt"/>
    </style:style>
    <style:style style:name="P13" style:family="paragraph" style:parent-style-name="Standard" style:list-style-name="L2">
      <style:paragraph-properties fo:text-align="justify" style:justify-single-word="false"/>
      <style:text-properties fo:font-variant="normal" fo:text-transform="none" fo:color="#000000" style:font-name="Times New Roman" fo:font-size="12pt" fo:letter-spacing="normal" fo:font-style="normal" fo:font-weight="normal" officeooo:rsid="0079e758" officeooo:paragraph-rsid="001968e1" style:font-size-asian="12pt" style:font-size-complex="12pt"/>
    </style:style>
    <style:style style:name="P14"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11a94" officeooo:paragraph-rsid="00111a94" style:text-blinking="false" style:font-size-asian="12pt" style:font-style-asian="normal" style:font-size-complex="12pt" style:font-style-complex="normal" loext:padding="0cm" loext:border="none"/>
    </style:style>
    <style:style style:name="P15" style:family="paragraph" style:parent-style-name="Standard" style:list-style-name="L1">
      <style:paragraph-properties fo:text-align="justify" style:justify-single-word="false"/>
      <style:text-properties fo:color="#000000" style:font-name="Times New Roman" fo:font-size="12pt" officeooo:paragraph-rsid="0011da1e" style:font-size-asian="12pt" style:font-size-complex="12pt"/>
    </style:style>
    <style:style style:name="P16" style:family="paragraph" style:parent-style-name="Standard" style:list-style-name="L1">
      <style:paragraph-properties fo:text-align="justify" style:justify-single-word="false"/>
      <style:text-properties fo:color="#000000" style:font-name="Times New Roman" fo:font-size="12pt" officeooo:paragraph-rsid="00111a94" style:font-size-asian="12pt" style:font-size-complex="12pt"/>
    </style:style>
    <style:style style:name="P17" style:family="paragraph" style:parent-style-name="Standard">
      <style:paragraph-properties fo:text-align="justify" style:justify-single-word="false"/>
      <style:text-properties fo:color="#000000" style:font-name="Times New Roman" fo:font-size="12pt" officeooo:paragraph-rsid="001968e1" style:font-size-asian="12pt" style:font-size-complex="12pt"/>
    </style:style>
    <style:style style:name="P18" style:family="paragraph" style:parent-style-name="Standard" style:list-style-name="L1">
      <style:paragraph-properties fo:text-align="justify" style:justify-single-word="false"/>
      <style:text-properties fo:color="#000000" style:font-name="Times New Roman" fo:font-size="12pt" fo:font-style="normal" officeooo:paragraph-rsid="00111a94" style:font-size-asian="12pt" style:font-style-asian="normal" style:font-size-complex="12pt" style:font-style-complex="normal"/>
    </style:style>
    <style:style style:name="P19" style:family="paragraph" style:parent-style-name="Standard" style:list-style-name="L1">
      <style:paragraph-properties fo:text-align="justify" style:justify-single-word="false"/>
      <style:text-properties fo:color="#000000" style:font-name="Times New Roman" fo:font-size="12pt" fo:letter-spacing="normal" fo:font-style="normal" fo:font-weight="normal" officeooo:rsid="00111a94" officeooo:paragraph-rsid="00111a94" style:font-size-asian="12pt" style:font-style-asian="normal" style:font-size-complex="12pt" style:font-style-complex="normal" loext:padding="0cm" loext:border="none"/>
    </style:style>
    <style:style style:name="P20" style:family="paragraph" style:parent-style-name="Standard" style:list-style-name="L1">
      <style:paragraph-properties fo:text-align="justify" style:justify-single-word="false"/>
      <style:text-properties style:font-name="Times New Roman" officeooo:paragraph-rsid="001024ba"/>
    </style:style>
    <style:style style:name="P21" style:family="paragraph" style:parent-style-name="Standard" style:list-style-name="L1">
      <style:paragraph-properties fo:text-align="justify" style:justify-single-word="false"/>
      <style:text-properties style:font-name="Times New Roman" officeooo:paragraph-rsid="0011da1e"/>
    </style:style>
    <style:style style:name="P22" style:family="paragraph" style:parent-style-name="Standard" style:list-style-name="L1">
      <style:paragraph-properties fo:text-align="justify" style:justify-single-word="false"/>
      <style:text-properties style:font-name="Times New Roman" fo:font-style="italic" officeooo:paragraph-rsid="001024ba" style:font-style-asian="italic" style:font-style-complex="italic"/>
    </style:style>
    <style:style style:name="P23" style:family="paragraph" style:parent-style-name="Standard" style:list-style-name="L1">
      <style:paragraph-properties fo:text-align="justify" style:justify-single-word="false"/>
      <style:text-properties style:font-name="Times New Roman" fo:font-style="italic" officeooo:paragraph-rsid="001024ba"/>
    </style:style>
    <style:style style:name="P24" style:family="paragraph" style:parent-style-name="Standard">
      <style:paragraph-properties fo:text-align="justify" style:justify-single-word="false"/>
      <style:text-properties style:font-name="Times New Roman" officeooo:rsid="000faf97" officeooo:paragraph-rsid="000faf97"/>
    </style:style>
    <style:style style:name="P25" style:family="paragraph" style:parent-style-name="Standard">
      <style:paragraph-properties fo:text-align="justify" style:justify-single-word="false"/>
      <style:text-properties style:font-name="Times New Roman" officeooo:rsid="001968e1" officeooo:paragraph-rsid="001968e1"/>
    </style:style>
    <style:style style:name="P26" style:family="paragraph" style:parent-style-name="Standard" style:list-style-name="L2">
      <style:paragraph-properties fo:text-align="justify" style:justify-single-word="false"/>
      <style:text-properties officeooo:rsid="0079e758" officeooo:paragraph-rsid="001968e1"/>
    </style:style>
    <style:style style:name="T1" style:family="text">
      <style:text-properties officeooo:rsid="000faf97"/>
    </style:style>
    <style:style style:name="T2" style:family="text">
      <style:text-properties officeooo:rsid="000fe1cd"/>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1024ba"/>
    </style:style>
    <style:style style:name="T5" style:family="text">
      <style:text-properties fo:font-variant="normal" fo:text-transform="none" fo:letter-spacing="normal" fo:font-style="normal" fo:font-weight="normal" officeooo:rsid="001024ba" loext:padding="0cm" loext:border="none"/>
    </style:style>
    <style:style style:name="T6" style:family="text">
      <style:text-properties fo:font-variant="normal" fo:text-transform="none" fo:letter-spacing="normal" fo:font-style="normal" fo:font-weight="normal" officeooo:rsid="0011da1e"/>
    </style:style>
    <style:style style:name="T7" style:family="text">
      <style:text-properties fo:font-variant="normal" fo:text-transform="none" fo:letter-spacing="normal" fo:font-style="normal" fo:font-weight="normal" officeooo:rsid="001024ba" style:font-style-asian="normal" style:font-style-complex="normal"/>
    </style:style>
    <style:style style:name="T8" style:family="text">
      <style:text-properties fo:font-variant="normal" fo:text-transform="none" fo:letter-spacing="normal" fo:font-style="normal" fo:font-weight="normal" officeooo:rsid="0011da1e" style:font-style-asian="normal" style:font-style-complex="normal"/>
    </style:style>
    <style:style style:name="T9" style:family="text">
      <style:text-properties fo:font-variant="normal" fo:text-transform="none" fo:letter-spacing="normal" fo:font-style="normal" fo:font-weight="normal" loext:padding="0cm" loext:border="none"/>
    </style:style>
    <style:style style:name="T10" style:family="text">
      <style:text-properties fo:font-variant="normal" fo:text-transform="none" fo:letter-spacing="normal" fo:font-style="normal" fo:font-weight="normal" officeooo:rsid="00111a94" loext:padding="0cm" loext:border="none"/>
    </style:style>
    <style:style style:name="T11" style:family="text">
      <style:text-properties fo:font-variant="normal" fo:text-transform="none" fo:letter-spacing="normal" fo:font-style="normal" fo:font-weight="normal" officeooo:rsid="001670b5" style:font-weight-asian="bold" style:font-weight-complex="bold"/>
    </style:style>
    <style:style style:name="T12" style:family="text">
      <style:text-properties fo:font-variant="normal" fo:text-transform="none" fo:letter-spacing="normal" fo:font-style="normal" fo:font-weight="normal" style:font-weight-asian="normal" style:font-weight-complex="normal"/>
    </style:style>
    <style:style style:name="T13" style:family="text">
      <style:text-properties fo:font-variant="normal" fo:text-transform="none" fo:letter-spacing="normal" fo:font-style="normal" fo:font-weight="bold" style:font-weight-asian="bold" style:font-weight-complex="bold"/>
    </style:style>
    <style:style style:name="T14" style:family="text">
      <style:text-properties fo:font-variant="normal" fo:text-transform="none" fo:letter-spacing="normal" fo:font-weight="normal" loext:padding="0cm" loext:border="none"/>
    </style:style>
    <style:style style:name="T15" style:family="text">
      <style:text-properties fo:font-variant="normal" fo:text-transform="none" fo:letter-spacing="normal" fo:font-weight="normal" officeooo:rsid="00111a94" loext:padding="0cm" loext:border="none"/>
    </style:style>
    <style:style style:name="T16" style:family="text">
      <style:text-properties fo:font-variant="normal" fo:text-transform="none" fo:letter-spacing="normal" fo:font-style="italic" fo:font-weight="bold" officeooo:rsid="001670b5" style:font-weight-asian="bold" style:font-weight-complex="bold"/>
    </style:style>
    <style:style style:name="T17" style:family="text">
      <style:text-properties fo:font-variant="normal" fo:text-transform="none" fo:letter-spacing="normal" fo:font-style="italic" fo:font-weight="normal" officeooo:rsid="001670b5" style:font-weight-asian="bold" style:font-weight-complex="bold"/>
    </style:style>
    <style:style style:name="T18" style:family="text">
      <style:text-properties fo:font-variant="normal" fo:text-transform="none" fo:color="#000000" style:font-name="Times New Roman" fo:font-size="12pt" fo:letter-spacing="normal" fo:font-style="normal" fo:font-weight="normal" style:font-size-asian="12pt" style:font-size-complex="12pt"/>
    </style:style>
    <style:style style:name="T19" style:family="text">
      <style:text-properties fo:font-variant="normal" fo:text-transform="none" fo:color="#000000" style:font-name="Times New Roman" fo:font-size="12pt" fo:letter-spacing="normal" fo:font-style="normal" fo:font-weight="normal" officeooo:rsid="000faf97" style:font-size-asian="12pt" style:font-size-complex="12pt"/>
    </style:style>
    <style:style style:name="T20" style:family="text">
      <style:text-properties fo:font-variant="normal" fo:text-transform="none" fo:color="#000000" style:font-name="Times New Roman" fo:font-size="12pt" fo:letter-spacing="normal" fo:font-style="normal" fo:font-weight="normal" style:font-size-asian="12pt" style:font-size-complex="12pt" loext:padding="0cm" loext:border="none"/>
    </style:style>
    <style:style style:name="T21" style:family="text">
      <style:text-properties fo:font-variant="normal" fo:text-transform="none" fo:color="#000000" style:font-name="Times New Roman" fo:font-size="12pt" fo:letter-spacing="normal" fo:font-style="normal" fo:font-weight="normal" officeooo:rsid="007aa36a" style:font-size-asian="12pt" style:font-size-complex="12pt"/>
    </style:style>
    <style:style style:name="T22" style:family="text">
      <style:text-properties fo:font-variant="normal" fo:text-transform="none" fo:color="#000000" style:font-name="Times New Roman" fo:font-size="12pt" fo:letter-spacing="normal" fo:font-style="normal" fo:font-weight="normal" officeooo:rsid="001024ba" style:font-size-asian="12pt" style:font-style-asian="italic" style:font-size-complex="12pt" style:font-style-complex="italic" loext:padding="0cm" loext:border="none"/>
    </style:style>
    <style:style style:name="T23" style:family="text">
      <style:text-properties fo:font-variant="normal" fo:text-transform="none" fo:color="#000000" style:font-name="Times New Roman" fo:font-size="12pt" fo:letter-spacing="normal" fo:font-style="normal" fo:font-weight="bold" officeooo:rsid="000faf97" style:font-size-asian="12pt" style:font-weight-asian="bold" style:font-size-complex="12pt" style:font-weight-complex="bold"/>
    </style:style>
    <style:style style:name="T24" style:family="text">
      <style:text-properties fo:font-variant="normal" fo:text-transform="none" fo:color="#000000" fo:font-size="12pt" fo:letter-spacing="normal" fo:font-style="normal" fo:font-weight="normal" style:font-size-asian="12pt" style:font-size-complex="12pt"/>
    </style:style>
    <style:style style:name="T25" style:family="text">
      <style:text-properties fo:font-variant="normal" fo:text-transform="none" fo:color="#000000" fo:font-size="12pt" fo:letter-spacing="normal" fo:font-style="normal" fo:font-weight="normal" officeooo:rsid="0011da1e" style:font-size-asian="12pt" style:font-size-complex="12pt"/>
    </style:style>
    <style:style style:name="T26" style:family="text">
      <style:text-properties fo:font-variant="normal" fo:text-transform="none" fo:color="#000000" fo:font-size="12pt" fo:letter-spacing="normal" fo:font-style="normal" fo:font-weight="normal" style:font-size-asian="12pt" style:font-size-complex="12pt" loext:padding="0cm" loext:border="none"/>
    </style:style>
    <style:style style:name="T27" style:family="text">
      <style:text-properties fo:font-variant="normal" fo:text-transform="none" fo:color="#000000" fo:font-size="12pt" fo:letter-spacing="normal" fo:font-style="normal" fo:font-weight="normal" officeooo:rsid="001024ba" style:font-size-asian="12pt" style:font-style-asian="italic" style:font-size-complex="12pt" style:font-style-complex="italic" loext:padding="0cm" loext:border="none"/>
    </style:style>
    <style:style style:name="T28" style:family="text">
      <style:text-properties fo:font-variant="normal" fo:text-transform="none" fo:color="#000000" fo:font-size="12pt" fo:letter-spacing="normal" fo:font-style="normal" fo:font-weight="normal" officeooo:rsid="00111a94" style:font-size-asian="12pt" style:font-style-asian="italic" style:font-size-complex="12pt" style:font-style-complex="italic" loext:padding="0cm" loext:border="none"/>
    </style:style>
    <style:style style:name="T29" style:family="text">
      <style:text-properties fo:font-variant="normal" fo:text-transform="none" fo:color="#000000" fo:font-size="12pt" fo:letter-spacing="normal" fo:font-style="normal" fo:font-weight="normal" officeooo:rsid="001024ba" style:font-size-asian="12pt" style:font-style-asian="normal" style:font-size-complex="12pt" style:font-style-complex="normal" loext:padding="0cm" loext:border="none"/>
    </style:style>
    <style:style style:name="T30" style:family="text">
      <style:text-properties fo:font-variant="normal" fo:text-transform="none" fo:color="#000000" fo:font-size="12pt" fo:letter-spacing="normal" fo:font-style="italic" fo:font-weight="normal" officeooo:rsid="0011da1e" style:font-size-asian="12pt" style:font-style-asian="italic" style:font-size-complex="12pt" style:font-style-complex="italic" loext:padding="0cm" loext:border="none"/>
    </style:style>
    <style:style style:name="T31" style:family="text">
      <style:text-properties fo:font-variant="normal" fo:text-transform="none" fo:color="#000000" fo:font-size="12pt" fo:letter-spacing="normal" fo:font-style="italic" fo:font-weight="normal" officeooo:rsid="001024ba" style:font-size-asian="12pt" style:font-style-asian="italic" style:font-size-complex="12pt" style:font-style-complex="italic" loext:padding="0cm" loext:border="none"/>
    </style:style>
    <style:style style:name="T32" style:family="text">
      <style:text-properties style:font-name="Times New Roman" fo:font-style="italic" officeooo:rsid="001024ba" style:font-style-asian="italic" style:font-style-complex="italic"/>
    </style:style>
    <style:style style:name="T33" style:family="text">
      <style:text-properties fo:color="#000000" fo:font-size="12pt" fo:letter-spacing="normal" fo:font-style="normal" fo:font-weight="normal" officeooo:rsid="001024ba" style:font-size-asian="12pt" style:font-style-asian="normal" style:font-size-complex="12pt" style:font-style-complex="normal" loext:padding="0cm" loext:border="none"/>
    </style:style>
    <style:style style:name="T34" style:family="text">
      <style:text-properties fo:color="#000000" style:font-name="Times New Roman" fo:font-size="12pt" fo:letter-spacing="normal" fo:font-style="normal" fo:font-weight="normal" style:font-size-asian="12pt" style:font-style-asian="normal" style:font-size-complex="12pt" style:font-style-complex="normal" loext:padding="0cm" loext:border="none"/>
    </style:style>
    <style:style style:name="T35" style:family="text">
      <style:text-properties fo:color="#000000" style:font-name="Times New Roman" fo:font-size="12pt" fo:letter-spacing="normal" fo:font-style="normal" fo:font-weight="normal" officeooo:rsid="00111a94" style:font-size-asian="12pt" style:font-style-asian="normal" style:font-size-complex="12pt" style:font-style-complex="normal" loext:padding="0cm" loext:border="none"/>
    </style:style>
    <style:style style:name="T36" style:family="text">
      <style:text-properties fo:color="#000000" style:font-name="Times New Roman" fo:font-size="12pt" fo:letter-spacing="normal" fo:font-style="normal" officeooo:rsid="001024ba" style:font-size-asian="12pt" style:font-style-asian="normal" style:font-size-complex="12pt" style:font-style-complex="normal" loext:padding="0cm" loext:border="none"/>
    </style:style>
    <style:style style:name="T37" style:family="text">
      <style:text-properties fo:color="#000000" style:font-name="Times New Roman" fo:font-size="12pt" fo:letter-spacing="normal" fo:font-style="normal" style:font-size-asian="12pt" style:font-style-asian="normal" style:font-size-complex="12pt" style:font-style-complex="normal" loext:padding="0cm" loext:border="none"/>
    </style:style>
    <style:style style:name="T38" style:family="text">
      <style:text-properties fo:font-weight="bold" style:font-weight-asian="bold" style:font-weight-complex="bold"/>
    </style:style>
    <style:style style:name="T39" style:family="text">
      <style:text-properties officeooo:rsid="001024ba"/>
    </style:style>
    <style:style style:name="T40" style:family="text">
      <style:text-properties fo:font-style="italic" officeooo:rsid="001024ba" style:font-style-asian="italic" style:font-style-complex="italic"/>
    </style:style>
    <style:style style:name="T41" style:family="text">
      <style:text-properties fo:font-style="italic" officeooo:rsid="00166f3b" style:font-style-asian="italic" style:font-style-complex="italic"/>
    </style:style>
    <style:style style:name="T42" style:family="text">
      <style:text-properties officeooo:rsid="001024ba" style:font-style-asian="italic" style:font-style-complex="italic"/>
    </style:style>
    <style:style style:name="T43" style:family="text">
      <style:text-properties officeooo:rsid="0013c363"/>
    </style:style>
    <style:style style:name="T44" style:family="text">
      <style:text-properties officeooo:rsid="001670b5"/>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a">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text:tab/><text:tab/><text:tab/><text:span text:style-name="T1">Nama<text:tab/>: Eka Damayanti</text:span></text:p>
      <text:p text:style-name="P1"><text:tab/><text:tab/><text:tab/><text:tab/><text:tab/><text:tab/><text:tab/><text:tab/><text:span text:style-name="T1">NIM<text:tab/>: J3C119036</text:span></text:p>
      <text:p text:style-name="P1"><text:tab/><text:tab/><text:tab/><text:tab/><text:tab/><text:tab/><text:tab/><text:tab/><text:span text:style-name="T2">Kelas<text:tab/>: INF 2B P2</text:span></text:p>
      <text:p text:style-name="P1"/>
      <text:p text:style-name="P3">Tugas Pendahuluan</text:p>
      <text:p text:style-name="P2"/>
      <text:p text:style-name="P2">1. Jelaskan pengertian program aplikasi untuk sistem operasi dengan program aplikasi untuk pengguna.</text:p>
      <text:p text:style-name="P25">Jawaban :</text:p>
      <text:p text:style-name="P4"><text:span text:style-name="T13">Sistem operasi</text:span><text:span text:style-name="T3"> adalah perangkat lunak yang mengatur sumber daya dari perangkat lunak (software) dan Perangkat keras (hardware), untuk program komputer, tanpa sistem operasi para pengguna tidak dapat menjalankan program aplikasi pada sebuah komputer, terkecuali program booting. </text:span><text:span text:style-name="T4">S</text:span><text:span text:style-name="T3">istem operasi berfungsi untuk menghubungkan antara manusia dengan perangkat keras dan juga perangkat lunak yang digunakan.</text:span></text:p>
      <text:p text:style-name="P6"><text:span text:style-name="T23">Program Aplikasi</text:span><text:span text:style-name="T19"> adalah software atau perangkat lunak komputer yang dibuat untuk melakukan tugas tertentu. Jika sistem operasi komputer (misalnya Windows) berfungsi untuk melakukan operasi dasar, program aplikasi tertentu bisa kita tambahkan (install) untuk melengkapi kemampuan sistem operasi komputer untuk melakukan tugas-tugas yang lebih spesifik. </text:span><text:span text:style-name="T18">Program aplikasi dibagi menjadi beberapa bagian, diantaranya : </text:span></text:p>
      <text:list xml:id="list3927157160" text:style-name="L1">
        <text:list-item>
          <text:p text:style-name="P7"><text:span text:style-name="T32">Word processing </text:span><text:span text:style-name="T22">adalah sebuah program aplikasi yang biasa digunakan sebagai media pengolah kata. dengan adanya aplikasi ini kita bisa membuat berbagai macam dokumen baik dalam bentuk teks maupun gambar. </text:span><text:span text:style-name="T20">Beberapa contoh program word processing, diantaranya :</text:span></text:p>
          <text:list>
            <text:list-item>
              <text:p text:style-name="P10">Microsoft word</text:p>
            </text:list-item>
            <text:list-item>
              <text:p text:style-name="P10">Open office</text:p>
            </text:list-item>
            <text:list-item>
              <text:p text:style-name="P15"><text:span text:style-name="T3">Word Star</text:span><text:span text:style-name="T7">, </text:span><text:span text:style-name="T8">dll</text:span></text:p>
            </text:list-item>
          </text:list>
        </text:list-item>
        <text:list-item>
          <text:p text:style-name="P20"><text:span text:style-name="T40">Spreadsheet </text:span><text:span text:style-name="T27">adalah Sebuah program aplikasi yang biasa digunakan sebagai media pengolah angka. </text:span><text:span text:style-name="T30">Sp</text:span><text:span text:style-name="T31">readsheet </text:span><text:span text:style-name="T27">yaitu halaman untuk menampilkan, menambah, menghapus bahkan mengedit data. </text:span><text:span text:style-name="T26">Beberapa contoh program spreadsheet, diantaranya :</text:span></text:p>
          <text:list>
            <text:list-item>
              <text:p text:style-name="P10">Microsoft Excel</text:p>
            </text:list-item>
            <text:list-item>
              <text:p text:style-name="P10">StarOffice Calc</text:p>
            </text:list-item>
            <text:list-item>
              <text:p text:style-name="P10">Lucid 3D</text:p>
            </text:list-item>
            <text:list-item>
              <text:p text:style-name="P10">Quatro Pro</text:p>
            </text:list-item>
            <text:list-item>
              <text:p text:style-name="P10">TwinAdvanced</text:p>
            </text:list-item>
            <text:list-item>
              <text:p text:style-name="P15"><text:span text:style-name="T3">Lotus, </text:span><text:span text:style-name="T6">dll</text:span></text:p>
            </text:list-item>
          </text:list>
        </text:list-item>
        <text:list-item>
          <text:p text:style-name="P20"><text:span text:style-name="T40">Presentasi </text:span><text:span text:style-name="T27">adalah sebuah program aplikasi microsoft office yang berguna sebagai media presentasi dengan menggunakan beberapa slide. </text:span><text:span text:style-name="T26">Beberapa contoh program presentasi, diantaranya : </text:span></text:p>
          <text:list>
            <text:list-item>
              <text:p text:style-name="P10">Microsoft PowerPoint</text:p>
            </text:list-item>
            <text:list-item>
              <text:p text:style-name="P15"><text:span text:style-name="T3">OpenOffice Presentation, </text:span><text:span text:style-name="T6">dll</text:span></text:p>
            </text:list-item>
          </text:list>
        </text:list-item>
        <text:list-item>
          <text:p text:style-name="P20"><text:span text:style-name="T40">Databas</text:span><text:span text:style-name="T41">e </text:span><text:span text:style-name="T27">adalah sebuah program aplikasi yang biasa digunakan sebagai media pengolah data. program aplikasi ini sangat membantu agar data tidak berantakan </text:span><text:soft-page-break/><text:span text:style-name="T27">dan tersusun rapi, </text:span><text:span text:style-name="T28">b</text:span><text:span text:style-name="T27">iasanya aplikasi ini digunakan pada sekolah-sekolah atau kantor-kantor. </text:span><text:span text:style-name="T26">Beberapa contoh program database, diantaranya :</text:span></text:p>
          <text:list>
            <text:list-item>
              <text:p text:style-name="P10">Microsoft Access</text:p>
            </text:list-item>
            <text:list-item>
              <text:p text:style-name="P10">OpenOffice Database</text:p>
            </text:list-item>
            <text:list-item>
              <text:p text:style-name="P21"><text:span text:style-name="T24">FoxBase, </text:span><text:span text:style-name="T25">dll</text:span></text:p>
            </text:list-item>
          </text:list>
        </text:list-item>
        <text:list-item>
          <text:p text:style-name="P22"><text:span text:style-name="T39">Desktop publishing </text:span><text:span text:style-name="T29">adalah sebuah program aplikasi yang biasa digunakan sebagai media pengolahan gambar. aplikasi ini banyak digunakan dalam dunia percetakan, dengan adanya aplikasi ini kita bisa mengedit gambar, poster, dll. </text:span><text:span text:style-name="T33">Beberapa contoh program desktop publishing, yaitu :</text:span></text:p>
          <text:list>
            <text:list-item>
              <text:p text:style-name="P14">Adobe photoshop</text:p>
            </text:list-item>
            <text:list-item>
              <text:p text:style-name="P18"><text:span text:style-name="T14">CorelDRAW, </text:span><text:span text:style-name="T15">dll</text:span></text:p>
            </text:list-item>
          </text:list>
        </text:list-item>
        <text:list-item>
          <text:p text:style-name="P7"><text:span text:style-name="T32">Multimedia </text:span><text:span text:style-name="T36">adalah sebuah program aplikasi yang biasa digunakan dalam beberapa media, baik itu melalui komputer, PDA, handphone, dan peralatan tekhnologi lainnya. media yang biasa diputar adalah gambar dan suara. </text:span><text:span text:style-name="T37">Beberapa contoh program aplikasi multimedia, yaitu : </text:span></text:p>
          <text:list>
            <text:list-item>
              <text:p text:style-name="P8"><text:span text:style-name="T34">Win</text:span><text:span text:style-name="T35">dows media player</text:span></text:p>
            </text:list-item>
            <text:list-item>
              <text:p text:style-name="P19">Winamp</text:p>
            </text:list-item>
            <text:list-item>
              <text:p text:style-name="P8"><text:span text:style-name="T34">Real player, </text:span><text:span text:style-name="T35">dll</text:span></text:p>
            </text:list-item>
          </text:list>
        </text:list-item>
        <text:list-item>
          <text:p text:style-name="P23"><text:span text:style-name="T42">Browser </text:span><text:span text:style-name="T27">adalah program aplikasi yang biasa digunakan sebagai media untuk mengakses internet. dengan adanya browser kita bisa mencari informasi secara spesifik dengan bantuan internet. Beberapa contoh program aplikasi browser, yaitu : </text:span></text:p>
          <text:list>
            <text:list-item>
              <text:p text:style-name="P11">Mozilla firefox</text:p>
            </text:list-item>
            <text:list-item>
              <text:p text:style-name="P11">Google chrome</text:p>
            </text:list-item>
            <text:list-item>
              <text:p text:style-name="P11">Uc Browser</text:p>
            </text:list-item>
            <text:list-item>
              <text:p text:style-name="P11">Internet explorer</text:p>
            </text:list-item>
            <text:list-item>
              <text:p text:style-name="P16"><text:span text:style-name="T5">B</text:span><text:span text:style-name="T9">aidu </text:span><text:span text:style-name="T5">B</text:span><text:span text:style-name="T9">rowser, </text:span><text:span text:style-name="T10">dll</text:span></text:p>
            </text:list-item>
          </text:list>
        </text:list-item>
      </text:list>
      <text:p text:style-name="P2"/>
      <text:p text:style-name="P2">2. Jelaskan dan berikan contoh program tertanam (embed<text:span text:style-name="T43">d</text:span>ed system) dan sistem program penyesuai (interpreted system).</text:p>
      <text:p text:style-name="P25">Jawaban :</text:p>
      <text:p text:style-name="P5"><text:span text:style-name="T38">Embedded system</text:span> adalah sistem komputer yang dirancang khusus untuk tujuan tertentu demi meningkatkan fungsi suatu mesin. Sesuai artinya, “embedded” yang berarti “mencocokkan”, maka bagian yag dicocokan meliputi peranti keras dan bagian mekanis lain. Hal ini berlawanan dengan sistem umum seperti yang kita kenal dapa Personal Computer (PC) yang bisa menjalankan banyak perintah sekaligus tergantung pada pemrogramannya. <text:span text:style-name="Emphasis"><text:span text:style-name="T18">Embedded system </text:span></text:span><text:span text:style-name="T18">ini didedikasikan untuk perintah spesifik, seperti rancangan desain untuk mengoptimasi mesin, pengurangan ukuran dan biaya produk, atau meningkatkan performa kerja. Embedded system biasanya di gunakan untuk aplikasi-aplikasi misalkan:</text:span></text:p>
      <text:list xml:id="list2294095286" text:style-name="L2">
        <text:list-item>
          <text:p text:style-name="P9"><text:s/>Pengontrolan Pabrik.</text:p>
        </text:list-item>
        <text:list-item>
          <text:p text:style-name="P9"><text:s/>Komputer transaksi di Jalan Toll.</text:p>
        </text:list-item>
        <text:list-item>
          <text:p text:style-name="P9"><text:span text:style-name="T18"><text:s/>Telemetri di tempat-tempat yang </text:span><text:span text:style-name="Emphasis"><text:span text:style-name="T18">remote </text:span></text:span><text:span text:style-name="T18">seperti misalkan pengamat ketinggian air di bendungan.</text:span></text:p>
        </text:list-item>
        <text:list-item>
          <text:p text:style-name="P9"><text:span text:style-name="T18"><text:s/>Peralatan </text:span><text:span text:style-name="Emphasis"><text:span text:style-name="T18">Smart Electronic </text:span></text:span><text:span text:style-name="T18">yang terpasang di dalam mobil</text:span></text:p>
        </text:list-item>
        <text:list-item>
          <text:p text:style-name="P13"><text:s/>Automatic Teller Machine (ATM)</text:p>
        </text:list-item>
        <text:list-item>
          <text:p text:style-name="P13"><text:soft-page-break/><text:s/>Telepon genggam dan telepon switch</text:p>
        </text:list-item>
        <text:list-item>
          <text:p text:style-name="P13"><text:s/>Printer komputer</text:p>
        </text:list-item>
        <text:list-item>
          <text:p text:style-name="P13"><text:s/>Disk drive (floppy disk drives dan hard disk drives)</text:p>
        </text:list-item>
        <text:list-item>
          <text:p text:style-name="P26"><text:span text:style-name="T18"><text:s/></text:span><text:span text:style-name="T21">Peralatan jaringan komputer, termasuk router, timeserver dan firewall</text:span></text:p>
        </text:list-item>
        <text:list-item>
          <text:p text:style-name="P12"><text:span text:style-name="T18"><text:s/>Kalkulator genggam</text:span></text:p>
        </text:list-item>
      </text:list>
      <text:p text:style-name="P17"><text:span text:style-name="T16">Command Interpreter</text:span><text:span text:style-name="T17"> </text:span><text:span text:style-name="T11">merupakan bagian dari Sistem Operasi yang mekanisme kerjanya ialah untuk menerima perintah dari </text:span><text:span text:style-name="T17">user</text:span><text:span text:style-name="T11">/pengguna yang kemudian diterjemahkan ke dalam bahasa mesin sehingga dapat dijalankan oleh sistem.</text:span><text:span text:style-name="T3"> </text:span><text:span text:style-name="T12">Interpreter</text:span><text:span text:style-name="T13"> </text:span><text:span text:style-name="T3">adalah program sistem yang berfungsi sebagai penerjemah kode program dengan mengeksekusi perintah secara baris per baris dengan mengikuti logika yang terdapat di dalam kode tersebut.</text:span> <text:span text:style-name="T44">Contoh yang menggunakan interpreter : PHP, ASP, Perl, Phyt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Helvetica, Georgia, sans-serif"/>
    <style:font-face style:name="Libre Baskerville" svg:font-family="'Libre Baskerville', serif"/>
    <style:font-face style:name="arial" svg:font-family="arial, helvetica, sans-serif"/>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tyle="normal" style:font-style-asian="normal" style:font-style-complex="norma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3.5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04T13:28:15.895000000</meta:creation-date>
    <dc:date>2020-09-06T21:32:37.671000000</dc:date>
    <meta:editing-duration>PT12M44S</meta:editing-duration>
    <meta:editing-cycles>3</meta:editing-cycles>
    <meta:generator>LibreOffice/6.3.4.2$Windows_X86_64 LibreOffice_project/60da17e045e08f1793c57c00ba83cdfce946d0aa</meta:generator>
    <meta:document-statistic meta:table-count="0" meta:image-count="0" meta:object-count="0" meta:page-count="3" meta:paragraph-count="53" meta:word-count="676" meta:character-count="4863" meta:non-whitespace-character-count="4243"/>
  </office:meta>
</office:document-meta>
</file>